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reFeedHttpMessageConverter.readInternal( Class &lt; ? extends T &gt; clazz , HttpInputMessage inpu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WireFeedHttpMessageConverter.writeInternal( T wireFeed , HttpOutputMessage outpu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WireFeedHttpMessageConverter.AbstractWireFeedHttpMessageConverter( MediaType supported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